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S.NO</text:p>
          </table:table-cell>
          <table:table-cell office:value-type="string" table:number-columns-spanned="3" table:number-rows-spanned="1">
            <text:p>वस्तु का नाम</text:p>
          </table:table-cell>
          <table:covered-table-cell table:number-columns-repeated="2"/>
          <table:table-cell office:value-type="string" table:number-columns-spanned="3" table:number-rows-spanned="1">
            <text:p>COMMODITY</text:p>
          </table:table-cell>
          <table:covered-table-cell table:number-columns-repeated="2"/>
          <table:table-cell office:value-type="string" table:number-columns-spanned="2" table:number-rows-spanned="1">
            <text:p>HSN</text:p>
          </table:table-cell>
          <table:covered-table-cell/>
          <table:table-cell office:value-type="string" table:number-columns-spanned="3" table:number-rows-spanned="1">
            <text:p>RATE</text:p>
          </table:table-cell>
          <table:covered-table-cell table:number-columns-repeated="2"/>
          <table:table-cell office:value-type="string" table:number-columns-spanned="4" table:number-rows-spanned="1">
            <text:p>HINDI NAME FOR SEARCH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3" table:number-rows-spanned="1">
            <text:p>नमक</text:p>
          </table:table-cell>
          <table:covered-table-cell table:number-columns-repeated="2"/>
          <table:table-cell office:value-type="string" table:number-columns-spanned="3" table:number-rows-spanned="1">
            <text:p>Salt</text:p>
          </table:table-cell>
          <table:covered-table-cell table:number-columns-repeated="2"/>
          <table:table-cell office:value-type="float" office:value="2501" table:number-columns-spanned="2" table:number-rows-spanned="1">
            <text:p>2501</text:p>
          </table:table-cell>
          <table:covered-table-cell/>
          <table:table-cell office:value-type="string" table:number-columns-spanned="3" table:number-rows-spanned="1">
            <text:p>NIL</text:p>
          </table:table-cell>
          <table:covered-table-cell table:number-columns-repeated="2"/>
          <table:table-cell office:value-type="string" table:number-columns-spanned="4" table:number-rows-spanned="1">
            <text:p>Namak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 table:number-columns-spanned="3" table:number-rows-spanned="1">
            <text:p>मिर्ची</text:p>
          </table:table-cell>
          <table:covered-table-cell table:number-columns-repeated="2"/>
          <table:table-cell office:value-type="string" table:number-columns-spanned="3" table:number-rows-spanned="1">
            <text:p>chilly</text:p>
          </table:table-cell>
          <table:covered-table-cell table:number-columns-repeated="2"/>
          <table:table-cell office:value-type="float" office:value="904" table:number-columns-spanned="2" table:number-rows-spanned="1">
            <text:p>904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Mirchi , Chily.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 table:number-columns-spanned="3" table:number-rows-spanned="1">
            <text:p>जीरा</text:p>
          </table:table-cell>
          <table:covered-table-cell table:number-columns-repeated="2"/>
          <table:table-cell office:value-type="string" table:number-columns-spanned="3" table:number-rows-spanned="1">
            <text:p>Cumin</text:p>
          </table:table-cell>
          <table:covered-table-cell table:number-columns-repeated="2"/>
          <table:table-cell office:value-type="float" office:value="909" table:number-columns-spanned="2" table:number-rows-spanned="1">
            <text:p>909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Jeera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 table:number-columns-spanned="3" table:number-rows-spanned="1">
            <text:p>सौंफ</text:p>
          </table:table-cell>
          <table:covered-table-cell table:number-columns-repeated="2"/>
          <table:table-cell office:value-type="string" table:number-columns-spanned="3" table:number-rows-spanned="1">
            <text:p>Anise</text:p>
          </table:table-cell>
          <table:covered-table-cell table:number-columns-repeated="2"/>
          <table:table-cell office:value-type="float" office:value="909" table:number-columns-spanned="2" table:number-rows-spanned="1">
            <text:p>909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onf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 table:number-columns-spanned="3" table:number-rows-spanned="1">
            <text:p>शक्कर</text:p>
          </table:table-cell>
          <table:covered-table-cell table:number-columns-repeated="2"/>
          <table:table-cell office:value-type="string" table:number-columns-spanned="3" table:number-rows-spanned="1">
            <text:p>Sugar</text:p>
          </table:table-cell>
          <table:covered-table-cell table:number-columns-repeated="2"/>
          <table:table-cell office:value-type="float" office:value="1701" table:number-columns-spanned="2" table:number-rows-spanned="1">
            <text:p>1701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hakka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 table:number-columns-spanned="3" table:number-rows-spanned="1">
            <text:p>खांडसारी</text:p>
          </table:table-cell>
          <table:covered-table-cell table:number-columns-repeated="2"/>
          <table:table-cell office:value-type="string" table:number-columns-spanned="3" table:number-rows-spanned="1">
            <text:p>Khandsari</text:p>
          </table:table-cell>
          <table:covered-table-cell table:number-columns-repeated="2"/>
          <table:table-cell office:value-type="float" office:value="1701" table:number-columns-spanned="2" table:number-rows-spanned="1">
            <text:p>1701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handsar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3" table:number-rows-spanned="1">
            <text:p>कॉफ़ी</text:p>
          </table:table-cell>
          <table:covered-table-cell table:number-columns-repeated="2"/>
          <table:table-cell office:value-type="string" table:number-columns-spanned="3" table:number-rows-spanned="1">
            <text:p>Coffee</text:p>
          </table:table-cell>
          <table:covered-table-cell table:number-columns-repeated="2"/>
          <table:table-cell office:value-type="float" office:value="901" table:number-columns-spanned="2" table:number-rows-spanned="1">
            <text:p>901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aufe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 table:number-columns-spanned="3" table:number-rows-spanned="1">
            <text:p>चाय</text:p>
          </table:table-cell>
          <table:covered-table-cell table:number-columns-repeated="2"/>
          <table:table-cell office:value-type="string" table:number-columns-spanned="3" table:number-rows-spanned="1">
            <text:p>Tea</text:p>
          </table:table-cell>
          <table:covered-table-cell table:number-columns-repeated="2"/>
          <table:table-cell office:value-type="float" office:value="902" table:number-columns-spanned="2" table:number-rows-spanned="1">
            <text:p>902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Chay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 table:number-columns-spanned="3" table:number-rows-spanned="1">
            <text:p>काली मिर्च</text:p>
          </table:table-cell>
          <table:covered-table-cell table:number-columns-repeated="2"/>
          <table:table-cell office:value-type="string" table:number-columns-spanned="3" table:number-rows-spanned="1">
            <text:p>Black Pepper</text:p>
          </table:table-cell>
          <table:covered-table-cell table:number-columns-repeated="2"/>
          <table:table-cell office:value-type="float" office:value="904" table:number-columns-spanned="2" table:number-rows-spanned="1">
            <text:p>904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ali Mirch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 table:number-columns-spanned="3" table:number-rows-spanned="1">
            <text:p>दाल चीनी</text:p>
          </table:table-cell>
          <table:covered-table-cell table:number-columns-repeated="2"/>
          <table:table-cell office:value-type="string" table:number-columns-spanned="3" table:number-rows-spanned="1">
            <text:p>Cinnamon</text:p>
          </table:table-cell>
          <table:covered-table-cell table:number-columns-repeated="2"/>
          <table:table-cell office:value-type="float" office:value="906" table:number-columns-spanned="2" table:number-rows-spanned="1">
            <text:p>906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Dal Chin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 table:number-columns-spanned="3" table:number-rows-spanned="1">
            <text:p>लौंग</text:p>
          </table:table-cell>
          <table:covered-table-cell table:number-columns-repeated="2"/>
          <table:table-cell office:value-type="string" table:number-columns-spanned="3" table:number-rows-spanned="1">
            <text:p>Clove</text:p>
          </table:table-cell>
          <table:covered-table-cell table:number-columns-repeated="2"/>
          <table:table-cell office:value-type="float" office:value="907" table:number-columns-spanned="2" table:number-rows-spanned="1">
            <text:p>907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Long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 table:number-columns-spanned="3" table:number-rows-spanned="1">
            <text:p>जायफल</text:p>
          </table:table-cell>
          <table:covered-table-cell table:number-columns-repeated="2"/>
          <table:table-cell office:value-type="string" table:number-columns-spanned="3" table:number-rows-spanned="1">
            <text:p>Nutmeg</text:p>
          </table:table-cell>
          <table:covered-table-cell table:number-columns-repeated="2"/>
          <table:table-cell office:value-type="float" office:value="908" table:number-columns-spanned="2" table:number-rows-spanned="1">
            <text:p>908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JayFa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 table:number-columns-spanned="3" table:number-rows-spanned="1">
            <text:p>जावित्री</text:p>
          </table:table-cell>
          <table:covered-table-cell table:number-columns-repeated="2"/>
          <table:table-cell office:value-type="string" table:number-columns-spanned="3" table:number-rows-spanned="1">
            <text:p>Mace</text:p>
          </table:table-cell>
          <table:covered-table-cell table:number-columns-repeated="2"/>
          <table:table-cell office:value-type="float" office:value="908" table:number-columns-spanned="2" table:number-rows-spanned="1">
            <text:p>908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Javitr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 table:number-columns-spanned="3" table:number-rows-spanned="1">
            <text:p>इलायची</text:p>
          </table:table-cell>
          <table:covered-table-cell table:number-columns-repeated="2"/>
          <table:table-cell office:value-type="string" table:number-columns-spanned="3" table:number-rows-spanned="1">
            <text:p>Cardamoms</text:p>
          </table:table-cell>
          <table:covered-table-cell table:number-columns-repeated="2"/>
          <table:table-cell office:value-type="float" office:value="908" table:number-columns-spanned="2" table:number-rows-spanned="1">
            <text:p>908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Ilayach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 table:number-columns-spanned="3" table:number-rows-spanned="1">
            <text:p>कलोंजी</text:p>
          </table:table-cell>
          <table:covered-table-cell table:number-columns-repeated="2"/>
          <table:table-cell office:value-type="string" table:number-columns-spanned="3" table:number-rows-spanned="1">
            <text:p>Black cumin</text:p>
          </table:table-cell>
          <table:covered-table-cell table:number-columns-repeated="2"/>
          <table:table-cell office:value-type="float" office:value="909" table:number-columns-spanned="2" table:number-rows-spanned="1">
            <text:p>909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alonj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 table:number-columns-spanned="3" table:number-rows-spanned="1">
            <text:p>सौंठ</text:p>
          </table:table-cell>
          <table:covered-table-cell table:number-columns-repeated="2"/>
          <table:table-cell office:value-type="string" table:number-columns-spanned="3" table:number-rows-spanned="1">
            <text:p>Dry Ginger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onth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 table:number-columns-spanned="3" table:number-rows-spanned="1">
            <text:p>केसर</text:p>
          </table:table-cell>
          <table:covered-table-cell table:number-columns-repeated="2"/>
          <table:table-cell office:value-type="string" table:number-columns-spanned="3" table:number-rows-spanned="1">
            <text:p>Saffron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esa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 table:number-columns-spanned="3" table:number-rows-spanned="1">
            <text:p>हल्दी</text:p>
          </table:table-cell>
          <table:covered-table-cell table:number-columns-repeated="2"/>
          <table:table-cell office:value-type="string" table:number-columns-spanned="3" table:number-rows-spanned="1">
            <text:p>Turmeric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Hald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 table:number-columns-spanned="3" table:number-rows-spanned="1">
            <text:p>अजवायन</text:p>
          </table:table-cell>
          <table:covered-table-cell table:number-columns-repeated="2"/>
          <table:table-cell office:value-type="string" table:number-columns-spanned="3" table:number-rows-spanned="1">
            <text:p>Thyme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Ajwain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 table:number-columns-spanned="3" table:number-rows-spanned="1">
            <text:p>मेथी</text:p>
          </table:table-cell>
          <table:covered-table-cell table:number-columns-repeated="2"/>
          <table:table-cell office:value-type="string" table:number-columns-spanned="3" table:number-rows-spanned="1">
            <text:p>Methi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Meth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 table:number-columns-spanned="3" table:number-rows-spanned="1">
            <text:p>अमचुर</text:p>
          </table:table-cell>
          <table:covered-table-cell table:number-columns-repeated="2"/>
          <table:table-cell office:value-type="string" table:number-columns-spanned="3" table:number-rows-spanned="1">
            <text:p>Amchur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Amchu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 table:number-columns-spanned="3" table:number-rows-spanned="1">
            <text:p>गोंद</text:p>
          </table:table-cell>
          <table:covered-table-cell table:number-columns-repeated="2"/>
          <table:table-cell office:value-type="string" table:number-columns-spanned="3" table:number-rows-spanned="1">
            <text:p>Natural Gum</text:p>
          </table:table-cell>
          <table:covered-table-cell table:number-columns-repeated="2"/>
          <table:table-cell office:value-type="float" office:value="1301" table:number-columns-spanned="2" table:number-rows-spanned="1">
            <text:p>1301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Gond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 table:number-columns-spanned="3" table:number-rows-spanned="1">
            <text:p>तेज पत्ता</text:p>
          </table:table-cell>
          <table:covered-table-cell table:number-columns-repeated="2"/>
          <table:table-cell office:value-type="string" table:number-columns-spanned="3" table:number-rows-spanned="1">
            <text:p>Bay Leaves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Tejpatta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 table:number-columns-spanned="3" table:number-rows-spanned="1">
            <text:p>अन्य मसाले</text:p>
          </table:table-cell>
          <table:covered-table-cell table:number-columns-repeated="2"/>
          <table:table-cell office:value-type="string" table:number-columns-spanned="3" table:number-rows-spanned="1">
            <text:p>Other Spices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Anny Masal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 table:number-columns-spanned="3" table:number-rows-spanned="1">
            <text:p>बटर</text:p>
          </table:table-cell>
          <table:covered-table-cell table:number-columns-repeated="2"/>
          <table:table-cell office:value-type="string" table:number-columns-spanned="3" table:number-rows-spanned="1">
            <text:p>Butter</text:p>
          </table:table-cell>
          <table:covered-table-cell table:number-columns-repeated="2"/>
          <table:table-cell office:value-type="float" office:value="405" table:number-columns-spanned="2" table:number-rows-spanned="1">
            <text:p>405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Butte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 table:number-columns-spanned="3" table:number-rows-spanned="1">
            <text:p>देसी घी</text:p>
          </table:table-cell>
          <table:covered-table-cell table:number-columns-repeated="2"/>
          <table:table-cell office:value-type="string" table:number-columns-spanned="3" table:number-rows-spanned="1">
            <text:p>Ghee</text:p>
          </table:table-cell>
          <table:covered-table-cell table:number-columns-repeated="2"/>
          <table:table-cell office:value-type="float" office:value="405" table:number-columns-spanned="2" table:number-rows-spanned="1">
            <text:p>405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Desi Ghe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 table:number-columns-spanned="3" table:number-rows-spanned="1">
            <text:p>चीज</text:p>
          </table:table-cell>
          <table:covered-table-cell table:number-columns-repeated="2"/>
          <table:table-cell office:value-type="string" table:number-columns-spanned="3" table:number-rows-spanned="1">
            <text:p>Cheese</text:p>
          </table:table-cell>
          <table:covered-table-cell table:number-columns-repeated="2"/>
          <table:table-cell office:value-type="float" office:value="406" table:number-columns-spanned="2" table:number-rows-spanned="1">
            <text:p>406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Cheej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 table:number-columns-spanned="3" table:number-rows-spanned="1">
            <text:p>कंडेंस्ड मिल्क</text:p>
          </table:table-cell>
          <table:covered-table-cell table:number-columns-repeated="2"/>
          <table:table-cell office:value-type="string" table:number-columns-spanned="3" table:number-rows-spanned="1">
            <text:p>Condensed Milk</text:p>
          </table:table-cell>
          <table:covered-table-cell table:number-columns-repeated="2"/>
          <table:table-cell office:value-type="float" office:value="402" table:number-columns-spanned="2" table:number-rows-spanned="1">
            <text:p>402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Kandensed Milk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 table:number-columns-spanned="3" table:number-rows-spanned="1">
            <text:p>कत्था</text:p>
          </table:table-cell>
          <table:covered-table-cell table:number-columns-repeated="2"/>
          <table:table-cell office:value-type="string" table:number-columns-spanned="3" table:number-rows-spanned="1">
            <text:p>Indian Katha</text:p>
          </table:table-cell>
          <table:covered-table-cell table:number-columns-repeated="2"/>
          <table:table-cell office:value-type="float" office:value="1404" table:number-columns-spanned="2" table:number-rows-spanned="1">
            <text:p>1404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Katha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 table:number-columns-spanned="3" table:number-rows-spanned="1">
            <text:p>साबूदाना</text:p>
          </table:table-cell>
          <table:covered-table-cell table:number-columns-repeated="2"/>
          <table:table-cell office:value-type="string" table:number-columns-spanned="3" table:number-rows-spanned="1">
            <text:p>Tapioca</text:p>
          </table:table-cell>
          <table:covered-table-cell table:number-columns-repeated="2"/>
          <table:table-cell office:value-type="float" office:value="1903" table:number-columns-spanned="2" table:number-rows-spanned="1">
            <text:p>1903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abudana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 table:number-columns-spanned="3" table:number-rows-spanned="1">
            <text:p>रस्क और टोस्ट</text:p>
          </table:table-cell>
          <table:covered-table-cell table:number-columns-repeated="2"/>
          <table:table-cell office:value-type="string" table:number-columns-spanned="3" table:number-rows-spanned="1">
            <text:p>Rusks and Toasted Bread</text:p>
          </table:table-cell>
          <table:covered-table-cell table:number-columns-repeated="2"/>
          <table:table-cell office:value-type="float" office:value="1905" table:number-columns-spanned="2" table:number-rows-spanned="1">
            <text:p>1905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Rask, tost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 table:number-columns-spanned="3" table:number-rows-spanned="1">
            <text:p>मंगोड़ी एवं सोया बड़ी</text:p>
          </table:table-cell>
          <table:covered-table-cell table:number-columns-repeated="2"/>
          <table:table-cell office:value-type="string" table:number-columns-spanned="3" table:number-rows-spanned="1">
            <text:p>Mangodi/ soya Badi</text:p>
          </table:table-cell>
          <table:covered-table-cell table:number-columns-repeated="2"/>
          <table:table-cell office:value-type="float" office:value="2106" table:number-columns-spanned="2" table:number-rows-spanned="1">
            <text:p>2106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Soya Bad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 table:number-columns-spanned="3" table:number-rows-spanned="1">
            <text:p>डिटर्जेंट केक</text:p>
          </table:table-cell>
          <table:covered-table-cell table:number-columns-repeated="2"/>
          <table:table-cell office:value-type="string" table:number-columns-spanned="3" table:number-rows-spanned="1">
            <text:p>Detergent Cake</text:p>
          </table:table-cell>
          <table:covered-table-cell table:number-columns-repeated="2"/>
          <table:table-cell office:value-type="float" office:value="3401" table:number-columns-spanned="2" table:number-rows-spanned="1">
            <text:p>3401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detergent Cak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 table:number-columns-spanned="3" table:number-rows-spanned="1">
            <text:p>डिटर्जेंट पाउडर</text:p>
          </table:table-cell>
          <table:covered-table-cell table:number-columns-repeated="2"/>
          <table:table-cell office:value-type="string" table:number-columns-spanned="3" table:number-rows-spanned="1">
            <text:p>Detergent Powder</text:p>
          </table:table-cell>
          <table:covered-table-cell table:number-columns-repeated="2"/>
          <table:table-cell office:value-type="float" office:value="3402" table:number-columns-spanned="2" table:number-rows-spanned="1">
            <text:p>3402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Detergent Powde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 table:number-columns-spanned="3" table:number-rows-spanned="1">
            <text:p>डिश वाश बार</text:p>
          </table:table-cell>
          <table:covered-table-cell table:number-columns-repeated="2"/>
          <table:table-cell office:value-type="string" table:number-columns-spanned="3" table:number-rows-spanned="1">
            <text:p>Dish wash Bar</text:p>
          </table:table-cell>
          <table:covered-table-cell table:number-columns-repeated="2"/>
          <table:table-cell office:value-type="float" office:value="3402" table:number-columns-spanned="2" table:number-rows-spanned="1">
            <text:p>3402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Dish Wash Ba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 table:number-columns-spanned="3" table:number-rows-spanned="1">
            <text:p>टॉयलेट सोप</text:p>
          </table:table-cell>
          <table:covered-table-cell table:number-columns-repeated="2"/>
          <table:table-cell office:value-type="string" table:number-columns-spanned="3" table:number-rows-spanned="1">
            <text:p>Toilet Soap</text:p>
          </table:table-cell>
          <table:covered-table-cell table:number-columns-repeated="2"/>
          <table:table-cell office:value-type="float" office:value="3401" table:number-columns-spanned="2" table:number-rows-spanned="1">
            <text:p>3401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Toilet Soap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 table:number-columns-spanned="3" table:number-rows-spanned="1">
            <text:p>सेनेटरी नैपकिन</text:p>
          </table:table-cell>
          <table:covered-table-cell table:number-columns-repeated="2"/>
          <table:table-cell office:value-type="string" table:number-columns-spanned="3" table:number-rows-spanned="1">
            <text:p>Sanitery Napkin</text:p>
          </table:table-cell>
          <table:covered-table-cell table:number-columns-repeated="2"/>
          <table:table-cell office:value-type="float" office:value="9619" table:number-columns-spanned="2" table:number-rows-spanned="1">
            <text:p>9619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Saniitary Napkin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 table:number-columns-spanned="3" table:number-rows-spanned="1">
            <text:p>पान मसाला</text:p>
          </table:table-cell>
          <table:covered-table-cell table:number-columns-repeated="2"/>
          <table:table-cell office:value-type="string" table:number-columns-spanned="3" table:number-rows-spanned="1">
            <text:p>Pan Masala</text:p>
          </table:table-cell>
          <table:covered-table-cell table:number-columns-repeated="2"/>
          <table:table-cell office:value-type="float" office:value="2106" table:number-columns-spanned="2" table:number-rows-spanned="1">
            <text:p>2106</text:p>
          </table:table-cell>
          <table:covered-table-cell/>
          <table:table-cell office:value-type="string" table:number-columns-spanned="3" table:number-rows-spanned="1">
            <text:p>28+60 (28 tax 60 cess)</text:p>
          </table:table-cell>
          <table:covered-table-cell table:number-columns-repeated="2"/>
          <table:table-cell office:value-type="string" table:number-columns-spanned="4" table:number-rows-spanned="1">
            <text:p>Pan Masala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 table:number-columns-spanned="3" table:number-rows-spanned="1">
            <text:p>सोयाबीन का तेल</text:p>
          </table:table-cell>
          <table:covered-table-cell table:number-columns-repeated="2"/>
          <table:table-cell office:value-type="string" table:number-columns-spanned="3" table:number-rows-spanned="1">
            <text:p>Soyabeen Oil</text:p>
          </table:table-cell>
          <table:covered-table-cell table:number-columns-repeated="2"/>
          <table:table-cell office:value-type="float" office:value="1507" table:number-columns-spanned="2" table:number-rows-spanned="1">
            <text:p>1507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oyabeen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 table:number-columns-spanned="3" table:number-rows-spanned="1">
            <text:p>मूंगफली का तेल</text:p>
          </table:table-cell>
          <table:covered-table-cell table:number-columns-repeated="2"/>
          <table:table-cell office:value-type="string" table:number-columns-spanned="3" table:number-rows-spanned="1">
            <text:p>Grond Nut Oil</text:p>
          </table:table-cell>
          <table:covered-table-cell table:number-columns-repeated="2"/>
          <table:table-cell office:value-type="float" office:value="1508" table:number-columns-spanned="2" table:number-rows-spanned="1">
            <text:p>1508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Moongfali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 table:number-columns-spanned="3" table:number-rows-spanned="1">
            <text:p>जैतून का तेल</text:p>
          </table:table-cell>
          <table:covered-table-cell table:number-columns-repeated="2"/>
          <table:table-cell office:value-type="string" table:number-columns-spanned="3" table:number-rows-spanned="1">
            <text:p>Olive oil</text:p>
          </table:table-cell>
          <table:covered-table-cell table:number-columns-repeated="2"/>
          <table:table-cell office:value-type="float" office:value="1509" table:number-columns-spanned="2" table:number-rows-spanned="1">
            <text:p>1509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Jaitun ka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 table:number-columns-spanned="3" table:number-rows-spanned="1">
            <text:p>पॉम आयल</text:p>
          </table:table-cell>
          <table:covered-table-cell table:number-columns-repeated="2"/>
          <table:table-cell office:value-type="string" table:number-columns-spanned="3" table:number-rows-spanned="1">
            <text:p>Palm Oil</text:p>
          </table:table-cell>
          <table:covered-table-cell table:number-columns-repeated="2"/>
          <table:table-cell office:value-type="float" office:value="1511" table:number-columns-spanned="2" table:number-rows-spanned="1">
            <text:p>1511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Pam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 table:number-columns-spanned="3" table:number-rows-spanned="1">
            <text:p>सूरजमुखी का तेल</text:p>
          </table:table-cell>
          <table:covered-table-cell table:number-columns-repeated="2"/>
          <table:table-cell office:value-type="string" table:number-columns-spanned="3" table:number-rows-spanned="1">
            <text:p>Sunflower Oil</text:p>
          </table:table-cell>
          <table:covered-table-cell table:number-columns-repeated="2"/>
          <table:table-cell office:value-type="float" office:value="1512" table:number-columns-spanned="2" table:number-rows-spanned="1">
            <text:p>1512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urymukhi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 table:number-columns-spanned="3" table:number-rows-spanned="1">
            <text:p>कपासिया का तेल</text:p>
          </table:table-cell>
          <table:covered-table-cell table:number-columns-repeated="2"/>
          <table:table-cell office:value-type="string" table:number-columns-spanned="3" table:number-rows-spanned="1">
            <text:p>cotton seed oil</text:p>
          </table:table-cell>
          <table:covered-table-cell table:number-columns-repeated="2"/>
          <table:table-cell office:value-type="float" office:value="1512" table:number-columns-spanned="2" table:number-rows-spanned="1">
            <text:p>1512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apasiya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 table:number-columns-spanned="3" table:number-rows-spanned="1">
            <text:p>कोपरे का तेल</text:p>
          </table:table-cell>
          <table:covered-table-cell table:number-columns-repeated="2"/>
          <table:table-cell office:value-type="string" table:number-columns-spanned="3" table:number-rows-spanned="1">
            <text:p>Ccoconut  Oil</text:p>
          </table:table-cell>
          <table:covered-table-cell table:number-columns-repeated="2"/>
          <table:table-cell office:value-type="float" office:value="1513" table:number-columns-spanned="2" table:number-rows-spanned="1">
            <text:p>1513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hoopre kaa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 table:number-columns-spanned="3" table:number-rows-spanned="1">
            <text:p>सरसों का तेल</text:p>
          </table:table-cell>
          <table:covered-table-cell table:number-columns-repeated="2"/>
          <table:table-cell office:value-type="string" table:number-columns-spanned="3" table:number-rows-spanned="1">
            <text:p>Musterd Oil</text:p>
          </table:table-cell>
          <table:covered-table-cell table:number-columns-repeated="2"/>
          <table:table-cell office:value-type="float" office:value="1514" table:number-columns-spanned="2" table:number-rows-spanned="1">
            <text:p>1514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arson ka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 table:number-columns-spanned="3" table:number-rows-spanned="1">
            <text:p>अन्य खाध्य तेल</text:p>
          </table:table-cell>
          <table:covered-table-cell table:number-columns-repeated="2"/>
          <table:table-cell office:value-type="string" table:number-columns-spanned="3" table:number-rows-spanned="1">
            <text:p>Other Edible oil</text:p>
          </table:table-cell>
          <table:covered-table-cell table:number-columns-repeated="2"/>
          <table:table-cell office:value-type="float" office:value="1515" table:number-columns-spanned="2" table:number-rows-spanned="1">
            <text:p>1515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Anny Khadya Tel</text:p>
          </table:table-cell>
          <table:covered-table-cell table:number-columns-repeated="3"/>
          <table:table-cell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3">
          <table:table-cell table:style-name="ce2" office:value-type="string" table:number-columns-spanned="3" table:number-rows-spanned="1">
            <text:p>COSMETICS</text:p>
          </table:table-cell>
          <table:covered-table-cell table:style-name="Default"/>
          <table:covered-table-cell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3" table:number-rows-spanned="1">
            <text:p>शैम्पू</text:p>
          </table:table-cell>
          <table:covered-table-cell table:number-columns-repeated="2"/>
          <table:table-cell office:value-type="string" table:number-columns-spanned="3" table:number-rows-spanned="1">
            <text:p>shampoo</text:p>
          </table:table-cell>
          <table:covered-table-cell table:number-columns-repeated="2"/>
          <table:table-cell office:value-type="float" office:value="3305" table:number-columns-spanned="2" table:number-rows-spanned="1">
            <text:p>3305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Shampu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 table:number-columns-spanned="3" table:number-rows-spanned="1">
            <text:p>हेयर आयल</text:p>
          </table:table-cell>
          <table:covered-table-cell table:number-columns-repeated="2"/>
          <table:table-cell office:value-type="string" table:number-columns-spanned="3" table:number-rows-spanned="1">
            <text:p>Hair Oil</text:p>
          </table:table-cell>
          <table:covered-table-cell table:number-columns-repeated="2"/>
          <table:table-cell office:value-type="float" office:value="3305" table:number-columns-spanned="2" table:number-rows-spanned="1">
            <text:p>3305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Hair oi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 table:number-columns-spanned="3" table:number-rows-spanned="1">
            <text:p>हेयर डाई</text:p>
          </table:table-cell>
          <table:covered-table-cell table:number-columns-repeated="2"/>
          <table:table-cell office:value-type="string" table:number-columns-spanned="3" table:number-rows-spanned="1">
            <text:p>Hair dye</text:p>
          </table:table-cell>
          <table:covered-table-cell table:number-columns-repeated="2"/>
          <table:table-cell office:value-type="float" office:value="3305" table:number-columns-spanned="2" table:number-rows-spanned="1">
            <text:p>3305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Hair Dye</text:p>
          </table:table-cell>
          <table:covered-table-cell table:number-columns-repeated="3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 table:number-columns-spanned="3" table:number-rows-spanned="1">
            <text:p>फेस क्रीम</text:p>
          </table:table-cell>
          <table:covered-table-cell table:number-columns-repeated="2"/>
          <table:table-cell office:value-type="string" table:number-columns-spanned="3" table:number-rows-spanned="1">
            <text:p>Face cream</text:p>
            <text:p> 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face cream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 table:number-columns-spanned="3" table:number-rows-spanned="1">
            <text:p>टेलकम पाउडर</text:p>
          </table:table-cell>
          <table:covered-table-cell table:number-columns-repeated="2"/>
          <table:table-cell office:value-type="string" table:number-columns-spanned="3" table:number-rows-spanned="1">
            <text:p>Talcum Powder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Telkam Powde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 table:number-columns-spanned="3" table:number-rows-spanned="1">
            <text:p>फेस पाउडर</text:p>
          </table:table-cell>
          <table:covered-table-cell table:number-columns-repeated="2"/>
          <table:table-cell office:value-type="string" table:number-columns-spanned="3" table:number-rows-spanned="1">
            <text:p>Face Powder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Face Powde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3" table:number-rows-spanned="1">
            <text:p>नेल पोलिश</text:p>
          </table:table-cell>
          <table:covered-table-cell table:number-columns-repeated="2"/>
          <table:table-cell office:value-type="string" table:number-columns-spanned="3" table:number-rows-spanned="1">
            <text:p>Nail Polish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Nel Polish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 table:number-columns-spanned="3" table:number-rows-spanned="1">
            <text:p>सिन्दूर</text:p>
          </table:table-cell>
          <table:covered-table-cell table:number-columns-repeated="2"/>
          <table:table-cell office:value-type="string" table:number-columns-spanned="3" table:number-rows-spanned="1">
            <text:p>Sindur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string" table:number-columns-spanned="3" table:number-rows-spanned="1">
            <text:p>NIL</text:p>
          </table:table-cell>
          <table:covered-table-cell table:number-columns-repeated="2"/>
          <table:table-cell office:value-type="string" table:number-columns-spanned="4" table:number-rows-spanned="1">
            <text:p>Sindu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 table:number-columns-spanned="3" table:number-rows-spanned="1">
            <text:p>बिंदी</text:p>
          </table:table-cell>
          <table:covered-table-cell table:number-columns-repeated="2"/>
          <table:table-cell office:value-type="string" table:number-columns-spanned="3" table:number-rows-spanned="1">
            <text:p>Bindi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string" table:number-columns-spanned="3" table:number-rows-spanned="1">
            <text:p>NIL</text:p>
          </table:table-cell>
          <table:covered-table-cell table:number-columns-repeated="2"/>
          <table:table-cell office:value-type="string" table:number-columns-spanned="4" table:number-rows-spanned="1">
            <text:p>Bind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 table:number-columns-spanned="3" table:number-rows-spanned="1">
            <text:p>कुमकुम</text:p>
          </table:table-cell>
          <table:covered-table-cell table:number-columns-repeated="2"/>
          <table:table-cell office:value-type="string" table:number-columns-spanned="3" table:number-rows-spanned="1">
            <text:p>Kumkum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string" table:number-columns-spanned="3" table:number-rows-spanned="1">
            <text:p>NIL</text:p>
          </table:table-cell>
          <table:covered-table-cell table:number-columns-repeated="2"/>
          <table:table-cell office:value-type="string" table:number-columns-spanned="4" table:number-rows-spanned="1">
            <text:p>Kumkum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 table:number-columns-spanned="3" table:number-rows-spanned="1">
            <text:p>आलता</text:p>
          </table:table-cell>
          <table:covered-table-cell table:number-columns-repeated="2"/>
          <table:table-cell office:value-type="string" table:number-columns-spanned="3" table:number-rows-spanned="1">
            <text:p> Alta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string" table:number-columns-spanned="3" table:number-rows-spanned="1">
            <text:p>NIL</text:p>
          </table:table-cell>
          <table:covered-table-cell table:number-columns-repeated="2"/>
          <table:table-cell office:value-type="string" table:number-columns-spanned="4" table:number-rows-spanned="1">
            <text:p>Alta</text:p>
          </table:table-cell>
          <table:covered-table-cell table:number-columns-repeated="3"/>
          <table:table-cell/>
        </table:table-row>
        <table:table-row table:style-name="ro4">
          <table:table-cell office:value-type="float" office:value="12">
            <text:p>12</text:p>
          </table:table-cell>
          <table:table-cell office:value-type="string" table:number-columns-spanned="3" table:number-rows-spanned="1">
            <text:p>लिप मेकप- लिपस्टिक इत्यादि</text:p>
          </table:table-cell>
          <table:covered-table-cell table:number-columns-repeated="2"/>
          <table:table-cell office:value-type="string" table:number-columns-spanned="3" table:number-rows-spanned="1">
            <text:p>Lip Makeup –</text:p>
            <text:p>Lipstick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Lip Makeup –</text:p>
            <text:p>Lipstick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 table:number-columns-spanned="3" table:number-rows-spanned="1">
            <text:p>आई मेकप</text:p>
          </table:table-cell>
          <table:covered-table-cell table:number-columns-repeated="2"/>
          <table:table-cell office:value-type="string" table:number-columns-spanned="3" table:number-rows-spanned="1">
            <text:p>Eye Make up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Eye Make up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 table:number-columns-spanned="3" table:number-rows-spanned="1">
            <text:p>टूथ पाउडर</text:p>
          </table:table-cell>
          <table:covered-table-cell table:number-columns-repeated="2"/>
          <table:table-cell office:value-type="string" table:number-columns-spanned="3" table:number-rows-spanned="1">
            <text:p>Tooth Powder</text:p>
          </table:table-cell>
          <table:covered-table-cell table:number-columns-repeated="2"/>
          <table:table-cell office:value-type="float" office:value="3306" table:number-columns-spanned="2" table:number-rows-spanned="1">
            <text:p>3306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Tooth Powde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 table:number-columns-spanned="3" table:number-rows-spanned="1">
            <text:p>टूथ पेस्ट</text:p>
          </table:table-cell>
          <table:covered-table-cell table:number-columns-repeated="2"/>
          <table:table-cell office:value-type="string" table:number-columns-spanned="3" table:number-rows-spanned="1">
            <text:p>Tooth Paste</text:p>
          </table:table-cell>
          <table:covered-table-cell table:number-columns-repeated="2"/>
          <table:table-cell office:value-type="float" office:value="3306" table:number-columns-spanned="2" table:number-rows-spanned="1">
            <text:p>3306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Tooth Past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 table:number-columns-spanned="3" table:number-rows-spanned="1">
            <text:p>टूथ ब्रश</text:p>
          </table:table-cell>
          <table:covered-table-cell table:number-columns-repeated="2"/>
          <table:table-cell office:value-type="string" table:number-columns-spanned="3" table:number-rows-spanned="1">
            <text:p>Tooth Brush</text:p>
          </table:table-cell>
          <table:covered-table-cell table:number-columns-repeated="2"/>
          <table:table-cell office:value-type="float" office:value="9603" table:number-columns-spanned="2" table:number-rows-spanned="1">
            <text:p>9603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Tooth Brush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 table:number-columns-spanned="3" table:number-rows-spanned="1">
            <text:p>शेविंग क्रीम</text:p>
          </table:table-cell>
          <table:covered-table-cell table:number-columns-repeated="2"/>
          <table:table-cell office:value-type="string" table:number-columns-spanned="3" table:number-rows-spanned="1">
            <text:p>shaving Cream</text:p>
          </table:table-cell>
          <table:covered-table-cell table:number-columns-repeated="2"/>
          <table:table-cell office:value-type="float" office:value="3307" table:number-columns-spanned="2" table:number-rows-spanned="1">
            <text:p>3307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Shaving Cream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 table:number-columns-spanned="3" table:number-rows-spanned="1">
            <text:p>आफ्टर शेव लोशन</text:p>
          </table:table-cell>
          <table:covered-table-cell table:number-columns-repeated="2"/>
          <table:table-cell office:value-type="string" table:number-columns-spanned="3" table:number-rows-spanned="1">
            <text:p>After shave Lotion</text:p>
          </table:table-cell>
          <table:covered-table-cell table:number-columns-repeated="2"/>
          <table:table-cell office:value-type="float" office:value="3307" table:number-columns-spanned="2" table:number-rows-spanned="1">
            <text:p>3307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After Shave Lotion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 table:number-columns-spanned="3" table:number-rows-spanned="1">
            <text:p>डिओडोरेंट</text:p>
          </table:table-cell>
          <table:covered-table-cell table:number-columns-repeated="2"/>
          <table:table-cell office:value-type="string" table:number-columns-spanned="3" table:number-rows-spanned="1">
            <text:p>Deodorants</text:p>
          </table:table-cell>
          <table:covered-table-cell table:number-columns-repeated="2"/>
          <table:table-cell office:value-type="float" office:value="3307" table:number-columns-spanned="2" table:number-rows-spanned="1">
            <text:p>3307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Deodorants</text:p>
          </table:table-cell>
          <table:covered-table-cell table:number-columns-repeated="3"/>
          <table:table-cell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3">
          <table:table-cell table:style-name="ce2" office:value-type="string" table:number-columns-spanned="17" table:number-rows-spanned="1">
            <text:p>DRY FRUITS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1">
          <table:table-cell table:style-name="ce3" office:value-type="string" table:number-columns-spanned="17" table:number-rows-spanned="1">
            <text:p>ड्राई फ्रूट्स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s.no.</text:p>
          </table:table-cell>
          <table:covered-table-cell table:style-name="Default"/>
          <table:table-cell table:style-name="ce1" office:value-type="string" table:number-columns-spanned="4" table:number-rows-spanned="1">
            <text:p>वस्तु का नाम</text:p>
          </table:table-cell>
          <table:covered-table-cell/>
          <table:covered-table-cell table:style-name="Default"/>
          <table:covered-table-cell/>
          <table:table-cell table:style-name="ce4" office:value-type="string" table:number-columns-spanned="2" table:number-rows-spanned="1">
            <text:p>COMMMODITY</text:p>
          </table:table-cell>
          <table:covered-table-cell table:style-name="Default"/>
          <table:table-cell table:style-name="ce1" office:value-type="string" table:number-columns-spanned="3" table:number-rows-spanned="1">
            <text:p>HSN</text:p>
          </table:table-cell>
          <table:covered-table-cell table:style-name="Default"/>
          <table:covered-table-cell/>
          <table:table-cell table:style-name="ce1" office:value-type="string" table:number-columns-spanned="2" table:number-rows-spanned="1">
            <text:p>दर</text:p>
          </table:table-cell>
          <table:covered-table-cell table:style-name="Default"/>
          <table:table-cell table:style-name="ce1" office:value-type="string">
            <text:p>HINDI NAME FOR SEARCH</text:p>
          </table:table-cell>
          <table:table-cell table:number-columns-repeated="3"/>
        </table:table-row>
        <table:table-row table:style-name="ro1">
          <table:table-cell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" office:value-type="string" table:number-columns-spanned="4" table:number-rows-spanned="1">
            <text:p>काजू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Cashew Nut</text:p>
          </table:table-cell>
          <table:covered-table-cell table:style-name="Default"/>
          <table:table-cell table:style-name="ce1" office:value-type="float" office:value="801" table:number-columns-spanned="3" table:number-rows-spanned="1">
            <text:p>801</text:p>
          </table:table-cell>
          <table:covered-table-cell table:style-name="Default"/>
          <table:covered-table-cell/>
          <table:table-cell table:style-name="ce1" office:value-type="float" office:value="5" table:number-columns-spanned="2" table:number-rows-spanned="1">
            <text:p>5</text:p>
          </table:table-cell>
          <table:covered-table-cell table:style-name="Default"/>
          <table:table-cell table:style-name="ce1" office:value-type="string">
            <text:p>Kaju</text:p>
          </table:table-cell>
          <table:table-cell table:number-columns-repeated="3"/>
        </table:table-row>
        <table:table-row table:style-name="ro1">
          <table:table-cell office:value-type="float" office:value="2" table:number-columns-spanned="2" table:number-rows-spanned="1">
            <text:p>2</text:p>
          </table:table-cell>
          <table:covered-table-cell table:style-name="Default"/>
          <table:table-cell table:style-name="ce1" office:value-type="string" table:number-columns-spanned="4" table:number-rows-spanned="1">
            <text:p>बादाम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Almonds</text:p>
          </table:table-cell>
          <table:covered-table-cell table:style-name="Default"/>
          <table:table-cell table:style-name="ce1" office:value-type="float" office:value="802" table:number-columns-spanned="3" table:number-rows-spanned="1">
            <text:p>802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Badam</text:p>
          </table:table-cell>
          <table:table-cell table:number-columns-repeated="3"/>
        </table:table-row>
        <table:table-row table:style-name="ro1">
          <table:table-cell office:value-type="float" office:value="3" table:number-columns-spanned="2" table:number-rows-spanned="1">
            <text:p>3</text:p>
          </table:table-cell>
          <table:covered-table-cell table:style-name="Default"/>
          <table:table-cell table:style-name="ce1" office:value-type="string" table:number-columns-spanned="4" table:number-rows-spanned="1">
            <text:p>अखरोट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walnuts</text:p>
          </table:table-cell>
          <table:covered-table-cell table:style-name="Default"/>
          <table:table-cell table:style-name="ce1" office:value-type="float" office:value="802" table:number-columns-spanned="3" table:number-rows-spanned="1">
            <text:p>802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Akhrot</text:p>
          </table:table-cell>
          <table:table-cell table:number-columns-repeated="3"/>
        </table:table-row>
        <table:table-row table:style-name="ro1">
          <table:table-cell office:value-type="float" office:value="4" table:number-columns-spanned="2" table:number-rows-spanned="1">
            <text:p>4</text:p>
          </table:table-cell>
          <table:covered-table-cell table:style-name="Default"/>
          <table:table-cell table:style-name="ce1" office:value-type="string" table:number-columns-spanned="4" table:number-rows-spanned="1">
            <text:p>पिस्ता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Pistachoise</text:p>
          </table:table-cell>
          <table:covered-table-cell table:style-name="Default"/>
          <table:table-cell table:style-name="ce1" office:value-type="float" office:value="802" table:number-columns-spanned="3" table:number-rows-spanned="1">
            <text:p>802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Pista</text:p>
          </table:table-cell>
          <table:table-cell table:number-columns-repeated="3"/>
        </table:table-row>
        <table:table-row table:style-name="ro1">
          <table:table-cell office:value-type="float" office:value="5" table:number-columns-spanned="2" table:number-rows-spanned="1">
            <text:p>5</text:p>
          </table:table-cell>
          <table:covered-table-cell table:style-name="Default"/>
          <table:table-cell table:style-name="ce1" office:value-type="string" table:number-columns-spanned="4" table:number-rows-spanned="1">
            <text:p>खजूर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Dates</text:p>
          </table:table-cell>
          <table:covered-table-cell table:style-name="Default"/>
          <table:table-cell table:style-name="ce1" office:value-type="float" office:value="804" table:number-columns-spanned="3" table:number-rows-spanned="1">
            <text:p>804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Khajur</text:p>
          </table:table-cell>
          <table:table-cell table:number-columns-repeated="3"/>
        </table:table-row>
        <table:table-row table:style-name="ro1">
          <table:table-cell office:value-type="float" office:value="6" table:number-columns-spanned="2" table:number-rows-spanned="1">
            <text:p>6</text:p>
          </table:table-cell>
          <table:covered-table-cell table:style-name="Default"/>
          <table:table-cell table:style-name="ce1" office:value-type="string" table:number-columns-spanned="4" table:number-rows-spanned="1">
            <text:p>अंजीर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figs</text:p>
          </table:table-cell>
          <table:covered-table-cell table:style-name="Default"/>
          <table:table-cell table:style-name="ce1" office:value-type="float" office:value="804" table:number-columns-spanned="3" table:number-rows-spanned="1">
            <text:p>804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Anjir</text:p>
          </table:table-cell>
          <table:table-cell table:number-columns-repeated="3"/>
        </table:table-row>
        <table:table-row table:style-name="ro4">
          <table:table-cell office:value-type="float" office:value="7" table:number-columns-spanned="2" table:number-rows-spanned="1">
            <text:p>7</text:p>
          </table:table-cell>
          <table:covered-table-cell table:style-name="Default"/>
          <table:table-cell table:style-name="ce1" office:value-type="string" table:number-columns-spanned="4" table:number-rows-spanned="1">
            <text:p>किशमिश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Kishmish</text:p>
            <text:p>Raisins</text:p>
          </table:table-cell>
          <table:covered-table-cell table:style-name="Default"/>
          <table:table-cell table:style-name="ce1" office:value-type="float" office:value="806" table:number-columns-spanned="3" table:number-rows-spanned="1">
            <text:p>806</text:p>
          </table:table-cell>
          <table:covered-table-cell table:style-name="Default"/>
          <table:covered-table-cell/>
          <table:table-cell table:style-name="ce1" office:value-type="float" office:value="5" table:number-columns-spanned="2" table:number-rows-spanned="1">
            <text:p>5</text:p>
          </table:table-cell>
          <table:covered-table-cell table:style-name="Default"/>
          <table:table-cell table:style-name="ce1" office:value-type="string">
            <text:p>Kishish</text:p>
          </table:table-cell>
          <table:table-cell table:number-columns-repeated="3"/>
        </table:table-row>
        <table:table-row table:style-name="ro4">
          <table:table-cell office:value-type="float" office:value="8" table:number-columns-spanned="2" table:number-rows-spanned="1">
            <text:p>8</text:p>
          </table:table-cell>
          <table:covered-table-cell table:style-name="Default"/>
          <table:table-cell table:style-name="ce1" office:value-type="string" table:number-columns-spanned="4" table:number-rows-spanned="1">
            <text:p>अन्य ड्राई फ्रूट्स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Other Dry Fruits</text:p>
          </table:table-cell>
          <table:covered-table-cell table:style-name="Default"/>
          <table:table-cell table:style-name="ce1" office:value-type="float" office:value="813" table:number-columns-spanned="3" table:number-rows-spanned="1">
            <text:p>813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Other Dry fruits</text:p>
          </table:table-cell>
          <table:table-cell table:number-columns-repeated="3"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3">
          <table:table-cell table:style-name="ce2" office:value-type="string" table:number-columns-spanned="17" table:number-rows-spanned="1">
            <text:p>CONFECTIONAY कन्फेक्शनरी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1">
          <table:table-cell table:style-name="ce4" office:value-type="string">
            <text:p>s.no.</text:p>
          </table:table-cell>
          <table:table-cell table:style-name="ce3" office:value-type="string" table:number-columns-spanned="4" table:number-rows-spanned="1">
            <text:p>वस्तु का नाम</text:p>
          </table:table-cell>
          <table:covered-table-cell table:number-columns-repeated="2"/>
          <table:covered-table-cell table:style-name="Default"/>
          <table:table-cell table:style-name="ce4" office:value-type="string" table:number-columns-spanned="3" table:number-rows-spanned="1">
            <text:p>COMMMODITY</text:p>
          </table:table-cell>
          <table:covered-table-cell/>
          <table:covered-table-cell table:style-name="Default"/>
          <table:table-cell table:style-name="ce4" office:value-type="string" table:number-columns-spanned="2" table:number-rows-spanned="1">
            <text:p>HSN</text:p>
          </table:table-cell>
          <table:covered-table-cell table:style-name="Default"/>
          <table:table-cell table:style-name="ce3" office:value-type="string" table:number-columns-spanned="3" table:number-rows-spanned="1">
            <text:p>दर</text:p>
          </table:table-cell>
          <table:covered-table-cell/>
          <table:covered-table-cell table:style-name="Default"/>
          <table:table-cell table:style-name="ce4" office:value-type="string" table:number-columns-spanned="2" table:number-rows-spanned="1">
            <text:p>HINDI NAME FOR SEARCH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4" table:number-rows-spanned="1">
            <text:p>मिठाइयाँ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weetmeats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5" table:number-columns-spanned="3" table:number-rows-spanned="1">
            <text:p>5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Mithaiyan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 table:number-columns-spanned="4" table:number-rows-spanned="1">
            <text:p>चीनी की कन्फेक्शनर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ugar Confectionary</text:p>
          </table:table-cell>
          <table:covered-table-cell/>
          <table:covered-table-cell table:style-name="Default"/>
          <table:table-cell table:style-name="ce1" office:value-type="float" office:value="1704" table:number-columns-spanned="2" table:number-rows-spanned="1">
            <text:p>1704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Sugar Confectionary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 table:number-columns-spanned="4" table:number-rows-spanned="1">
            <text:p>च्युइंग गम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Chewing Gum</text:p>
          </table:table-cell>
          <table:covered-table-cell/>
          <table:covered-table-cell table:style-name="Default"/>
          <table:table-cell table:style-name="ce1" office:value-type="float" office:value="1704" table:number-columns-spanned="2" table:number-rows-spanned="1">
            <text:p>1704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Chuing Gum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 table:number-columns-spanned="4" table:number-rows-spanned="1">
            <text:p>बबल गम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Bubble Gum</text:p>
          </table:table-cell>
          <table:covered-table-cell/>
          <table:covered-table-cell table:style-name="Default"/>
          <table:table-cell table:style-name="ce1" office:value-type="float" office:value="1704" table:number-columns-spanned="2" table:number-rows-spanned="1">
            <text:p>1704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Babble Gam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 table:number-columns-spanned="4" table:number-rows-spanned="1">
            <text:p>सफ़ेद चोकलेट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White Chocolate</text:p>
          </table:table-cell>
          <table:covered-table-cell/>
          <table:covered-table-cell table:style-name="Default"/>
          <table:table-cell table:style-name="ce1" office:value-type="float" office:value="1704" table:number-columns-spanned="2" table:number-rows-spanned="1">
            <text:p>1704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wite choklet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 table:number-columns-spanned="4" table:number-rows-spanned="1">
            <text:p>पिजा ब्रेड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Pizza Braed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5" table:number-columns-spanned="3" table:number-rows-spanned="1">
            <text:p>5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Peeja Bred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4" table:number-rows-spanned="1">
            <text:p>सिवईयां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iwaiyan</text:p>
          </table:table-cell>
          <table:covered-table-cell/>
          <table:covered-table-cell table:style-name="Default"/>
          <table:table-cell table:style-name="ce1" office:value-type="float" office:value="1902" table:number-columns-spanned="2" table:number-rows-spanned="1">
            <text:p>1902</text:p>
          </table:table-cell>
          <table:covered-table-cell table:style-name="Default"/>
          <table:table-cell table:style-name="ce1" office:value-type="float" office:value="5" table:number-columns-spanned="3" table:number-rows-spanned="1">
            <text:p>5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Siwaiyan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 table:number-columns-spanned="4" table:number-rows-spanned="1">
            <text:p>रस्क और टोस्ट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Rusk and Toast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5" table:number-columns-spanned="3" table:number-rows-spanned="1">
            <text:p>5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Rask Tost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 table:number-columns-spanned="4" table:number-rows-spanned="1">
            <text:p>पास्ता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Pasta</text:p>
          </table:table-cell>
          <table:covered-table-cell/>
          <table:covered-table-cell table:style-name="Default"/>
          <table:table-cell table:style-name="ce1" office:value-type="float" office:value="1902" table:number-columns-spanned="2" table:number-rows-spanned="1">
            <text:p>1902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Pasta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 table:number-columns-spanned="4" table:number-rows-spanned="1">
            <text:p>नूडल्स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Noodels</text:p>
          </table:table-cell>
          <table:covered-table-cell/>
          <table:covered-table-cell table:style-name="Default"/>
          <table:table-cell table:style-name="ce1" office:value-type="float" office:value="1902" table:number-columns-spanned="2" table:number-rows-spanned="1">
            <text:p>1902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Nudals</text:p>
          </table:table-cell>
          <table:covered-table-cell/>
          <table:table-cell table:number-columns-repeated="2"/>
        </table:table-row>
        <table:table-row table:style-name="ro4">
          <table:table-cell office:value-type="float" office:value="11">
            <text:p>11</text:p>
          </table:table-cell>
          <table:table-cell office:value-type="string" table:number-columns-spanned="4" table:number-rows-spanned="1">
            <text:p>कॉर्न फलैक्स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Corn Flacks</text:p>
          </table:table-cell>
          <table:covered-table-cell/>
          <table:covered-table-cell table:style-name="Default"/>
          <table:table-cell table:style-name="ce1" office:value-type="float" office:value="1904" table:number-columns-spanned="2" table:number-rows-spanned="1">
            <text:p>1904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Corn Flaks</text:p>
            <text:p> 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 table:number-columns-spanned="4" table:number-rows-spanned="1">
            <text:p>वेफर्स (बिना कोको या चोकलेट के )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Wafers (without coco and Chocolate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Vafers bina coco aur choklet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 table:number-columns-spanned="4" table:number-rows-spanned="1">
            <text:p>पेस्ट्र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Pastry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Pastri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 table:number-columns-spanned="4" table:number-rows-spanned="1">
            <text:p>केक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Cake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Kek</text:p>
          </table:table-cell>
          <table:covered-table-cell/>
          <table:table-cell table:number-columns-repeated="2"/>
        </table:table-row>
        <table:table-row table:style-name="ro4">
          <table:table-cell office:value-type="float" office:value="15">
            <text:p>15</text:p>
          </table:table-cell>
          <table:table-cell office:value-type="string" table:number-columns-spanned="4" table:number-rows-spanned="1">
            <text:p>वेफर्स ( कोको या चोकलेट के )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Wafers (with coco and Chocolate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Vafers chocolate aur coco ke saath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 table:number-columns-spanned="4" table:number-rows-spanned="1">
            <text:p>जेम , फ्रूट जैल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gem, Fruit Jelly</text:p>
          </table:table-cell>
          <table:covered-table-cell/>
          <table:covered-table-cell table:style-name="Default"/>
          <table:table-cell table:style-name="ce1" office:value-type="float" office:value="2007" table:number-columns-spanned="2" table:number-rows-spanned="1">
            <text:p>2007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5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 table:number-columns-spanned="4" table:number-rows-spanned="1">
            <text:p>फ्रूट जूस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Fruit Juice</text:p>
          </table:table-cell>
          <table:covered-table-cell/>
          <table:covered-table-cell table:style-name="Default"/>
          <table:table-cell table:style-name="ce1" office:value-type="float" office:value="2009" table:number-columns-spanned="2" table:number-rows-spanned="1">
            <text:p>2009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Frut juce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 table:number-columns-spanned="4" table:number-rows-spanned="1">
            <text:p>वेजीटेबल जूस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Vegetable Juice</text:p>
          </table:table-cell>
          <table:covered-table-cell/>
          <table:covered-table-cell table:style-name="Default"/>
          <table:table-cell table:style-name="ce1" office:value-type="float" office:value="2009" table:number-columns-spanned="2" table:number-rows-spanned="1">
            <text:p>2009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Vegetable Juce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 table:number-columns-spanned="4" table:number-rows-spanned="1">
            <text:p>यीस्ट / बेकिंग पाउडर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Yeast /backing powder</text:p>
          </table:table-cell>
          <table:covered-table-cell/>
          <table:covered-table-cell table:style-name="Default"/>
          <table:table-cell table:style-name="ce1" office:value-type="float" office:value="2102" table:number-columns-spanned="2" table:number-rows-spanned="1">
            <text:p>2102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Yeest /baking powder</text:p>
          </table:table-cell>
          <table:covered-table-cell/>
          <table:table-cell table:number-columns-repeated="2"/>
        </table:table-row>
        <table:table-row table:style-name="ro5">
          <table:table-cell office:value-type="float" office:value="20">
            <text:p>20</text:p>
          </table:table-cell>
          <table:table-cell office:value-type="string" table:number-columns-spanned="4" table:number-rows-spanned="1">
            <text:p>नमकीन , भुजिया , मिक्सचर और इसके  समान तुरंत  खाने की वस्तुए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Namkeen , Bhujiya, Mixture and ready to eat like item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Namkeen, Bhujiya, Mixture, Samosa, Kachori, Mirchi Bada, Kofta etc.</text:p>
          </table:table-cell>
          <table:covered-table-cell/>
          <table:table-cell table:number-columns-repeated="2"/>
        </table:table-row>
        <table:table-row table:style-name="ro4">
          <table:table-cell office:value-type="float" office:value="21">
            <text:p>21</text:p>
          </table:table-cell>
          <table:table-cell office:value-type="string" table:number-columns-spanned="4" table:number-rows-spanned="1">
            <text:p>इंस्टेंट ट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Instant tea</text:p>
          </table:table-cell>
          <table:covered-table-cell/>
          <table:covered-table-cell table:style-name="Default"/>
          <table:table-cell table:style-name="ce1" office:value-type="float" office:value="2101" table:number-columns-spanned="2" table:number-rows-spanned="1">
            <text:p>2101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Ready to make tea, instant tea .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 table:number-columns-spanned="4" table:number-rows-spanned="1">
            <text:p>ब्लैक ट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Black Tea</text:p>
          </table:table-cell>
          <table:covered-table-cell/>
          <table:covered-table-cell table:style-name="Default"/>
          <table:table-cell table:style-name="ce1" office:value-type="float" office:value="2101" table:number-columns-spanned="2" table:number-rows-spanned="1">
            <text:p>2101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Black Tea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 table:number-columns-spanned="4" table:number-rows-spanned="1">
            <text:p>सॉसेज/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ouses</text:p>
          </table:table-cell>
          <table:covered-table-cell/>
          <table:covered-table-cell table:style-name="Default"/>
          <table:table-cell table:style-name="ce1" office:value-type="float" office:value="2103" table:number-columns-spanned="2" table:number-rows-spanned="1">
            <text:p>2103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Sausej, sos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 table:number-columns-spanned="4" table:number-rows-spanned="1">
            <text:p>आईस क्रीम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Ice cream</text:p>
          </table:table-cell>
          <table:covered-table-cell/>
          <table:covered-table-cell table:style-name="Default"/>
          <table:table-cell table:style-name="ce1" office:value-type="float" office:value="2105" table:number-columns-spanned="2" table:number-rows-spanned="1">
            <text:p>2105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Ice cream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 table:number-columns-spanned="4" table:number-rows-spanned="1">
            <text:p>सॉफ्ट ड्रिंक कंसन्ट्रेट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oft drink concentrate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Mixture to make Soft drink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 table:number-columns-spanned="4" table:number-rows-spanned="1">
            <text:p>शरबत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habbat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Shabbat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 table:number-columns-spanned="4" table:number-rows-spanned="1">
            <text:p>सुपार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upari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Supari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 table:number-columns-spanned="4" table:number-rows-spanned="1">
            <text:p>रेडी टू ईट पेकेजेड फ़ूड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Ready to eat Packaged food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Ready to eat Packaged food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 table:number-columns-spanned="4" table:number-rows-spanned="1">
            <text:p>डाइबेटिक फूड्स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Diabetic Food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Diabetic food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 table:number-columns-spanned="4" table:number-rows-spanned="1">
            <text:p>इंस्टेंट कॉफ़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Instant coffee</text:p>
          </table:table-cell>
          <table:covered-table-cell/>
          <table:covered-table-cell table:style-name="Default"/>
          <table:table-cell table:style-name="ce1" office:value-type="float" office:value="2101" table:number-columns-spanned="2" table:number-rows-spanned="1">
            <text:p>2101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Instant coffee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 table:number-columns-spanned="4" table:number-rows-spanned="1">
            <text:p>पान का चूरन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Pan churan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Pan ka Churan</text:p>
          </table:table-cell>
          <table:covered-table-cell/>
          <table:table-cell table:number-columns-repeated="2"/>
        </table:table-row>
        <table:table-row table:style-name="ro4">
          <table:table-cell office:value-type="float" office:value="32">
            <text:p>32</text:p>
          </table:table-cell>
          <table:table-cell office:value-type="string" table:number-columns-spanned="4" table:number-rows-spanned="1">
            <text:p>कस्टर्ड पाउडर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Clustered powder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Kastered Powder, kastard powder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 table:number-columns-spanned="4" table:number-rows-spanned="1">
            <text:p>बिस्किट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Biscuit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Biskut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 table:number-columns-spanned="4" table:number-rows-spanned="1">
            <text:p>डबल रोट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BRAED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string" table:number-columns-spanned="3" table:number-rows-spanned="1">
            <text:p>NIL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Bred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 table:number-columns-spanned="4" table:number-rows-spanned="1">
            <text:p>पापड़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papad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string" table:number-columns-spanned="3" table:number-rows-spanned="1">
            <text:p>NIL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Papad</text:p>
          </table:table-cell>
          <table:covered-table-cell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4">07/14/2023</text:date>, <text:time>09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09:57:03.57</meta:creation-date>
    <dc:date>2023-07-14T09:57:29.51</dc:date>
    <meta:editing-duration>PT26S</meta:editing-duration>
    <meta:editing-cycles>1</meta:editing-cycles>
    <meta:document-statistic meta:table-count="3" meta:cell-count="681" meta:object-count="0"/>
    <meta:generator>OpenOffice/4.1.1$Win32 OpenOffice.org_project/411m6$Build-9775</meta:generator>
  </office:meta>
</office:document-meta>
</file>